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81.3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83.59pt"/>
    </style:style>
    <style:style style:name="co8" style:family="table-column">
      <style:table-column-properties fo:break-before="auto" style:column-width="57.34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79.74pt"/>
    </style:style>
    <style:style style:name="co11" style:family="table-column">
      <style:table-column-properties fo:break-before="auto" style:column-width="67.41pt"/>
    </style:style>
    <style:style style:name="co12" style:family="table-column">
      <style:table-column-properties fo:break-before="auto" style:column-width="41.16pt"/>
    </style:style>
    <style:style style:name="co13" style:family="table-column">
      <style:table-column-properties fo:break-before="auto" style:column-width="61.99pt"/>
    </style:style>
    <style:style style:name="co14" style:family="table-column">
      <style:table-column-properties fo:break-before="auto" style:column-width="85.89pt"/>
    </style:style>
    <style:style style:name="co15" style:family="table-column">
      <style:table-column-properties fo:break-before="auto" style:column-width="82.06pt"/>
    </style:style>
    <style:style style:name="co16" style:family="table-column">
      <style:table-column-properties fo:break-before="auto" style:column-width="72pt"/>
    </style:style>
    <style:style style:name="co17" style:family="table-column">
      <style:table-column-properties fo:break-before="auto" style:column-width="24.89pt"/>
    </style:style>
    <style:style style:name="co18" style:family="table-column">
      <style:table-column-properties fo:break-before="auto" style:column-width="89.74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query2-UK-World-all-TOTA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Period Desc.</text:p>
          </table:table-cell>
          <table:table-cell office:value-type="string" calcext:value-type="string">
            <text:p>Aggregate Level</text:p>
          </table:table-cell>
          <table:table-cell office:value-type="string" calcext:value-type="string">
            <text:p>Is Leaf Code</text:p>
          </table:table-cell>
          <table:table-cell office:value-type="string" calcext:value-type="string">
            <text:p>Trade Flow Code</text:p>
          </table:table-cell>
          <table:table-cell office:value-type="string" calcext:value-type="string">
            <text:p>Trade Flow</text:p>
          </table:table-cell>
          <table:table-cell office:value-type="string" calcext:value-type="string">
            <text:p>Reporter Code</text:p>
          </table:table-cell>
          <table:table-cell office:value-type="string" calcext:value-type="string">
            <text:p>Reporter</text:p>
          </table:table-cell>
          <table:table-cell office:value-type="string" calcext:value-type="string">
            <text:p>Reporter ISO</text:p>
          </table:table-cell>
          <table:table-cell office:value-type="string" calcext:value-type="string">
            <text:p>Partner Cod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artner ISO</text:p>
          </table:table-cell>
          <table:table-cell office:value-type="string" calcext:value-type="string">
            <text:p>Commodity Code</text:p>
          </table:table-cell>
          <table:table-cell office:value-type="string" calcext:value-type="string">
            <text:p>Commodity</text:p>
          </table:table-cell>
          <table:table-cell office:value-type="string" calcext:value-type="string">
            <text:p>Qty Unit Code</text:p>
          </table:table-cell>
          <table:table-cell office:value-type="string" calcext:value-type="string">
            <text:p>Qty Uni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Netweight (kg)</text:p>
          </table:table-cell>
          <table:table-cell office:value-type="string" calcext:value-type="string">
            <text:p>Trade Value (US$)</text:p>
          </table:table-cell>
          <table:table-cell office:value-type="string" calcext:value-type="string">
            <text:p>Flag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89137011265" calcext:value-type="float">
            <text:p>689137011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81225753723" calcext:value-type="float">
            <text:p>481225753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57222527853" calcext:value-type="float">
            <text:p>657222527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48041853304" calcext:value-type="float">
            <text:p>548041853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3</text:p>
          </table:table-cell>
          <table:table-cell table:number-columns-repeated="3" office:value-type="float" office:value="2008" calcext:value-type="float">
            <text:p>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05344160844" calcext:value-type="float">
            <text:p>705344160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3</text:p>
          </table:table-cell>
          <table:table-cell table:number-columns-repeated="3" office:value-type="float" office:value="2008" calcext:value-type="float">
            <text:p>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82020961916" calcext:value-type="float">
            <text:p>482020961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3</text:p>
          </table:table-cell>
          <table:table-cell table:number-columns-repeated="3"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52042034589" calcext:value-type="float">
            <text:p>552042034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3</text:p>
          </table:table-cell>
          <table:table-cell table:number-columns-repeated="3"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59615540058" calcext:value-type="float">
            <text:p>35961554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3</text:p>
          </table:table-cell>
          <table:table-cell table:number-columns-repeated="3"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27617523093" calcext:value-type="float">
            <text:p>627617523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3</text:p>
          </table:table-cell>
          <table:table-cell table:number-columns-repeated="3"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22014118473" calcext:value-type="float">
            <text:p>422014118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3</text:p>
          </table:table-cell>
          <table:table-cell table:number-columns-repeated="3"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17606233152" calcext:value-type="float">
            <text:p>717606233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3</text:p>
          </table:table-cell>
          <table:table-cell table:number-columns-repeated="3"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17288693419" calcext:value-type="float">
            <text:p>517288693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2" calcext:value-type="float">
            <text:p>2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72059498514" calcext:value-type="float">
            <text:p>372059498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2" calcext:value-type="float">
            <text:p>2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85996254299" calcext:value-type="float">
            <text:p>285996254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3" calcext:value-type="float">
            <text:p>2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25369491041" calcext:value-type="float">
            <text:p>425369491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3" calcext:value-type="float">
            <text:p>2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12059899702" calcext:value-type="float">
            <text:p>312059899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02886191564" calcext:value-type="float">
            <text:p>502886191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55027953622" calcext:value-type="float">
            <text:p>355027953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28460952104" calcext:value-type="float">
            <text:p>528460952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92744018675" calcext:value-type="float">
            <text:p>392744018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14811651266" calcext:value-type="float">
            <text:p>614811651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58598557420" calcext:value-type="float">
            <text:p>458598557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7" calcext:value-type="float">
            <text:p>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79917917606" calcext:value-type="float">
            <text:p>679917917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7" calcext:value-type="float">
            <text:p>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54005489911" calcext:value-type="float">
            <text:p>454005489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1996" calcext:value-type="float">
            <text:p>1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82720141312" calcext:value-type="float">
            <text:p>282720141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1996" calcext:value-type="float">
            <text:p>1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53622091776" calcext:value-type="float">
            <text:p>253622091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135405241" calcext:value-type="float">
            <text:p>305135405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906969481" calcext:value-type="float">
            <text:p>278906969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1998" calcext:value-type="float">
            <text:p>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879512480" calcext:value-type="float">
            <text:p>311879512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1998" calcext:value-type="float">
            <text:p>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295285330" calcext:value-type="float">
            <text:p>270295285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1999" calcext:value-type="float">
            <text:p>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15333083128" calcext:value-type="float">
            <text:p>315333083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1999" calcext:value-type="float">
            <text:p>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65442493128" calcext:value-type="float">
            <text:p>265442493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74702690648" calcext:value-type="float">
            <text:p>374702690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94899046600" calcext:value-type="float">
            <text:p>294899046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2001" calcext:value-type="float">
            <text:p>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58702944795" calcext:value-type="float">
            <text:p>358702944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2001" calcext:value-type="float">
            <text:p>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79425458536" calcext:value-type="float">
            <text:p>279425458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0</text:p>
          </table:table-cell>
          <table:table-cell table:number-columns-repeated="3" office:value-type="float" office:value="1993" calcext:value-type="float">
            <text:p>1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95956785152" calcext:value-type="float">
            <text:p>195956785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0</text:p>
          </table:table-cell>
          <table:table-cell table:number-columns-repeated="3" office:value-type="float" office:value="1993" calcext:value-type="float">
            <text:p>1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67411728384" calcext:value-type="float">
            <text:p>167411728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0</text:p>
          </table:table-cell>
          <table:table-cell table:number-columns-repeated="3" office:value-type="float" office:value="1994" calcext:value-type="float">
            <text:p>1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23955009536" calcext:value-type="float">
            <text:p>223955009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0</text:p>
          </table:table-cell>
          <table:table-cell table:number-columns-repeated="3" office:value-type="float" office:value="1994" calcext:value-type="float">
            <text:p>1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98797344768" calcext:value-type="float">
            <text:p>198797344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0</text:p>
          </table:table-cell>
          <table:table-cell table:number-columns-repeated="3" office:value-type="float" office:value="1995" calcext:value-type="float">
            <text:p>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61456478208" calcext:value-type="float">
            <text:p>261456478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2</text:p>
          </table:table-cell>
          <table:table-cell office:value-type="string" calcext:value-type="string">
            <text:p>H0</text:p>
          </table:table-cell>
          <table:table-cell table:number-columns-repeated="3" office:value-type="float" office:value="1995" calcext:value-type="float">
            <text:p>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34372202496" calcext:value-type="float">
            <text:p>23437220249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/00/0000</text:date>, <text:time style:data-style-name="N2" text:time-value="11:57:33.8487462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Linux_X86_64 LibreOffice_project/40m0$Build-3</meta:generator>
    <dc:date>2015-02-19T11:59:40.784947422</dc:date>
    <meta:editing-duration>PT2M8S</meta:editing-duration>
    <meta:editing-cycles>1</meta:editing-cycles>
    <meta:document-statistic meta:table-count="1" meta:cell-count="913" meta:object-count="0"/>
  </office:meta>
</office:document-meta>
</file>